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d69c6" officeooo:paragraph-rsid="001d69c6"/>
    </style:style>
    <style:style style:name="P2" style:family="paragraph" style:parent-style-name="Standard">
      <style:text-properties officeooo:rsid="001ee3d6" officeooo:paragraph-rsid="001ee3d6"/>
    </style:style>
    <style:style style:name="P3" style:family="paragraph" style:parent-style-name="Standard">
      <style:text-properties officeooo:rsid="001f749f" officeooo:paragraph-rsid="001f749f"/>
    </style:style>
    <style:style style:name="P4" style:family="paragraph" style:parent-style-name="Standard">
      <style:text-properties officeooo:rsid="0020cb71" officeooo:paragraph-rsid="0020cb71"/>
    </style:style>
    <style:style style:name="P5" style:family="paragraph" style:parent-style-name="Standard">
      <style:text-properties officeooo:rsid="002257c7" officeooo:paragraph-rsid="002257c7"/>
    </style:style>
    <style:style style:name="P6" style:family="paragraph" style:parent-style-name="Standard">
      <style:text-properties officeooo:rsid="00229552" officeooo:paragraph-rsid="00229552"/>
    </style:style>
    <style:style style:name="P7" style:family="paragraph" style:parent-style-name="Standard">
      <style:text-properties officeooo:rsid="00229552" officeooo:paragraph-rsid="00248afa"/>
    </style:style>
    <style:style style:name="P8" style:family="paragraph" style:parent-style-name="Standard">
      <style:text-properties officeooo:rsid="0026e7f9" officeooo:paragraph-rsid="0026e7f9"/>
    </style:style>
    <style:style style:name="P9" style:family="paragraph" style:parent-style-name="Standard">
      <style:text-properties officeooo:rsid="00248696" officeooo:paragraph-rsid="00248afa"/>
    </style:style>
    <style:style style:name="P10" style:family="paragraph" style:parent-style-name="Standard">
      <style:text-properties officeooo:rsid="0026e7f9" officeooo:paragraph-rsid="0026e7f9"/>
    </style:style>
    <style:style style:name="P11" style:family="paragraph" style:parent-style-name="Standard">
      <style:text-properties officeooo:rsid="002aa875" officeooo:paragraph-rsid="002aa875"/>
    </style:style>
    <style:style style:name="P12" style:family="paragraph" style:parent-style-name="Standard">
      <style:text-properties officeooo:rsid="002c64d4" officeooo:paragraph-rsid="002c64d4"/>
    </style:style>
    <style:style style:name="P13" style:family="paragraph" style:parent-style-name="Standard">
      <style:text-properties officeooo:rsid="002f3ca9" officeooo:paragraph-rsid="002f3ca9"/>
    </style:style>
    <style:style style:name="P14" style:family="paragraph" style:parent-style-name="Standard">
      <style:text-properties officeooo:rsid="002f3ca9" officeooo:paragraph-rsid="002fa700"/>
    </style:style>
    <style:style style:name="P15" style:family="paragraph" style:parent-style-name="Standard">
      <style:text-properties officeooo:rsid="002fa700" officeooo:paragraph-rsid="002fa700"/>
    </style:style>
    <style:style style:name="P16" style:family="paragraph" style:parent-style-name="Standard">
      <style:text-properties officeooo:rsid="0031de02" officeooo:paragraph-rsid="0031de02"/>
    </style:style>
    <style:style style:name="P17" style:family="paragraph" style:parent-style-name="Standard">
      <style:text-properties officeooo:rsid="00331a58" officeooo:paragraph-rsid="00331a58"/>
    </style:style>
    <style:style style:name="P18" style:family="paragraph" style:parent-style-name="Standard">
      <style:text-properties officeooo:rsid="00336cc0" officeooo:paragraph-rsid="00336cc0"/>
    </style:style>
    <style:style style:name="P19" style:family="paragraph" style:parent-style-name="Standard">
      <style:text-properties officeooo:rsid="00351b5e" officeooo:paragraph-rsid="00351b5e"/>
    </style:style>
    <style:style style:name="P20" style:family="paragraph" style:parent-style-name="Standard">
      <style:text-properties officeooo:rsid="0035c8ed" officeooo:paragraph-rsid="0035c8ed"/>
    </style:style>
    <style:style style:name="P21" style:family="paragraph" style:parent-style-name="Standard">
      <style:text-properties officeooo:rsid="00361bcc" officeooo:paragraph-rsid="00361bcc"/>
    </style:style>
    <style:style style:name="P22" style:family="paragraph" style:parent-style-name="Standard">
      <style:text-properties officeooo:rsid="00361bcc" officeooo:paragraph-rsid="0036db2c"/>
    </style:style>
    <style:style style:name="P23" style:family="paragraph" style:parent-style-name="Standard">
      <style:text-properties officeooo:rsid="00363f40" officeooo:paragraph-rsid="00363f40"/>
    </style:style>
    <style:style style:name="P24" style:family="paragraph" style:parent-style-name="Standard">
      <style:text-properties officeooo:rsid="00363f40" officeooo:paragraph-rsid="0036db2c"/>
    </style:style>
    <style:style style:name="P25" style:family="paragraph" style:parent-style-name="Standard">
      <style:text-properties officeooo:rsid="0036db2c" officeooo:paragraph-rsid="0036db2c"/>
    </style:style>
    <style:style style:name="P26" style:family="paragraph" style:parent-style-name="Standard">
      <style:text-properties officeooo:rsid="00389353" officeooo:paragraph-rsid="0036db2c"/>
    </style:style>
    <style:style style:name="P27" style:family="paragraph" style:parent-style-name="Standard">
      <style:text-properties officeooo:rsid="00389353" officeooo:paragraph-rsid="0038c0cd"/>
    </style:style>
    <style:style style:name="P28" style:family="paragraph" style:parent-style-name="Standard">
      <style:text-properties officeooo:rsid="0038c0cd" officeooo:paragraph-rsid="0038c0cd"/>
    </style:style>
    <style:style style:name="P29" style:family="paragraph" style:parent-style-name="Standard">
      <style:text-properties officeooo:rsid="0039b2be" officeooo:paragraph-rsid="0039b2be"/>
    </style:style>
    <style:style style:name="P30" style:family="paragraph" style:parent-style-name="Standard">
      <style:text-properties officeooo:rsid="0039ec02" officeooo:paragraph-rsid="0039ec02"/>
    </style:style>
    <style:style style:name="P31" style:family="paragraph" style:parent-style-name="Standard">
      <style:text-properties officeooo:rsid="003b384a" officeooo:paragraph-rsid="003b384a"/>
    </style:style>
    <style:style style:name="T1" style:family="text">
      <style:text-properties officeooo:rsid="001d69c6"/>
    </style:style>
    <style:style style:name="T2" style:family="text">
      <style:text-properties officeooo:rsid="001ee3d6"/>
    </style:style>
    <style:style style:name="T3" style:family="text">
      <style:text-properties officeooo:rsid="0020eb37"/>
    </style:style>
    <style:style style:name="T4" style:family="text">
      <style:text-properties officeooo:rsid="00229552"/>
    </style:style>
    <style:style style:name="T5" style:family="text">
      <style:text-properties officeooo:rsid="00248696"/>
    </style:style>
    <style:style style:name="T6" style:family="text">
      <style:text-properties officeooo:rsid="00248afa"/>
    </style:style>
    <style:style style:name="T7" style:family="text">
      <style:text-properties officeooo:rsid="0026e7f9"/>
    </style:style>
    <style:style style:name="T8" style:family="text">
      <style:text-properties officeooo:rsid="002e2116"/>
    </style:style>
    <style:style style:name="T9" style:family="text">
      <style:text-properties officeooo:rsid="002f3ca9"/>
    </style:style>
    <style:style style:name="T10" style:family="text">
      <style:text-properties officeooo:rsid="002fa700"/>
    </style:style>
    <style:style style:name="T11" style:family="text">
      <style:text-properties officeooo:rsid="0030f196"/>
    </style:style>
    <style:style style:name="T12" style:family="text">
      <style:text-properties officeooo:rsid="0031de02"/>
    </style:style>
    <style:style style:name="T13" style:family="text">
      <style:text-properties officeooo:rsid="00351b5e"/>
    </style:style>
    <style:style style:name="T14" style:family="text">
      <style:text-properties officeooo:rsid="0035c8ed"/>
    </style:style>
    <style:style style:name="T15" style:family="text">
      <style:text-properties officeooo:rsid="003722ba"/>
    </style:style>
    <style:style style:name="T16" style:family="text">
      <style:text-properties officeooo:rsid="0038c0cd"/>
    </style:style>
    <style:style style:name="T17" style:family="text">
      <style:text-properties officeooo:rsid="0039ec02"/>
    </style:style>
    <style:style style:name="T18" style:family="text">
      <style:text-properties officeooo:rsid="003b38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Tomcat</text:span></text:p>
      <text:p text:style-name="Standard"/>
      <text:p text:style-name="P1">MVC <text:s/></text:p>
      <text:p text:style-name="P1"><text:s text:c="2"/>data :数据层</text:p>
      <text:p text:style-name="P1"><text:s text:c="2"/>bussiness 业务层</text:p>
      <text:p text:style-name="P1"><text:s/>presention ：展示层</text:p>
      <text:p text:style-name="P1"><text:s text:c="2"/></text:p>
      <text:p text:style-name="P1">C/C++<text:tab/>： cup OS</text:p>
      <text:p text:style-name="P1"><text:s text:c="3"/>移植困难 </text:p>
      <text:p text:style-name="P1"><text:s text:c="3"/>维护困难 </text:p>
      <text:p text:style-name="P1"><text:s text:c="3"/></text:p>
      <text:p text:style-name="P1"><text:s text:c="3"/>高速</text:p>
      <text:p text:style-name="P1"><text:s text:c="4"/>驱动 操作系统 数据库</text:p>
      <text:p text:style-name="P1"/>
      <text:p text:style-name="P1"><text:s/>C： 面向过程</text:p>
      <text:p text:style-name="P1"><text:s/>C++： 面向对象 </text:p>
      <text:p text:style-name="P1"><text:s text:c="4"/>System Call：</text:p>
      <text:p text:style-name="P1"><text:s text:c="7"/>api ： 系统调用的二次封装 </text:p>
      <text:p text:style-name="P1"><text:s text:c="4"/></text:p>
      <text:p text:style-name="P1"><text:s text:c="2"/>windows api</text:p>
      <text:p text:style-name="P1"><text:s/>linux <text:s/>api</text:p>
      <text:p text:style-name="P1"><text:s text:c="3"/><text:span text:style-name="T2">POSIX： portable Operating System 可以只操作系统 编程接口规范 </text:span></text:p>
      <text:p text:style-name="P2">ABI ： Application binary Interface</text:p>
      <text:p text:style-name="P2"/>
      <text:p text:style-name="P2"/>
      <text:p text:style-name="P2">oak： 橡树 <text:s/></text:p>
      <text:p text:style-name="P2"><text:s/>java：</text:p>
      <text:p text:style-name="P2"><text:s text:c="4"/>包含四门独立又彼此相关的技术</text:p>
      <text:p text:style-name="P2"><text:s text:c="6"/>java程序语言</text:p>
      <text:p text:style-name="P2"><text:s text:c="6"/>java api</text:p>
      <text:p text:style-name="P2"><text:s text:c="6"/>java class 文件格式</text:p>
      <text:p text:style-name="P2"><text:s text:c="6"/>jvm： java virtual machine</text:p>
      <text:p text:style-name="P2"><text:s text:c="6"/></text:p>
      <text:p text:style-name="P2"/>
      <text:p text:style-name="P2"/>
      <text:p text:style-name="P2"><text:s text:c="12"/></text:p>
      <text:p text:style-name="P2"><text:s text:c="6"/></text:p>
      <text:p text:style-name="P2"/>
      <text:p text:style-name="P2">bytecode 字节码 </text:p>
      <text:p text:style-name="P2"/>
      <text:p text:style-name="P2"/>
      <text:p text:style-name="P3">JVM 的实现方式</text:p>
      <text:p text:style-name="P3"><text:s text:c="3"/>1 一次解释器 解释字节码并执行 </text:p>
      <text:p text:style-name="P3"><text:s text:c="3"/>2 即时编译器 just-in-time complier</text:p>
      <text:p text:style-name="P3"><text:s text:c="9"/>依赖于更多内存缓存的结果</text:p>
      <text:p text:style-name="P3"><text:s text:c="3"/>3。自适应编译器</text:p>
      <text:p text:style-name="P3"><text:s text:c="9"/>20%的代码完成80的任务 <text:s/>缓存20%左右的代码 提高80%的速度</text:p>
      <text:p text:style-name="P3"/>
      <text:p text:style-name="P3">java设计语言： sun</text:p>
      <text:p text:style-name="P3">java api</text:p>
      <text:p text:style-name="P3"/>
      <text:p text:style-name="P4">JVM ：hotspoot JVM</text:p>
      <text:p text:style-name="P4"><text:soft-page-break/><text:s text:c="4"/>JRE ： java running eve <text:s text:c="2"/>java运行时环境 </text:p>
      <text:p text:style-name="P4"><text:s text:c="4"/>JDK <text:s text:c="4"/>java开发环境 <text:s/>jdk包含jre</text:p>
      <text:p text:style-name="P4">JVM：OpenJDK</text:p>
      <text:p text:style-name="P4"><text:s text:c="4"/>开发+运行 开源实现</text:p>
      <text:p text:style-name="P4"/>
      <text:p text:style-name="P4"><text:s/>第三方类库</text:p>
      <text:p text:style-name="P4"/>
      <text:p text:style-name="P4">JDK=java+api+jvm <text:s/>是用于实现java开发的最小子集 </text:p>
      <text:p text:style-name="P4">JRE=JVM+java SE API </text:p>
      <text:p text:style-name="P4"/>
      <text:p text:style-name="P4"/>
      <text:p text:style-name="P4">java 应用领域 分为三类 </text:p>
      <text:p text:style-name="P4"><text:s text:c="2"/>java SE <text:s/>： Strandard Edtion</text:p>
      <text:p text:style-name="P4"><text:s text:c="2"/>java EE <text:s text:c="2"/>： Enterprise Edition</text:p>
      <text:p text:style-name="P4"><text:s text:c="2"/>java ME <text:s/>： Mobile Edtion</text:p>
      <text:p text:style-name="P4"/>
      <text:p text:style-name="P4"/>
      <text:p text:style-name="P4">applet ：小程序</text:p>
      <text:p text:style-name="P4"><text:s text:c="4"/>动态网站</text:p>
      <text:p text:style-name="P4"/>
      <text:p text:style-name="P4">cgi： common geteway interface</text:p>
      <text:p text:style-name="P4"><text:s text:c="2"/><text:span text:style-name="T3">CGI 协议</text:span></text:p>
      <text:p text:style-name="P4"/>
      <text:p text:style-name="P4">servlet： 以java语言实现的cgi技术</text:p>
      <text:p text:style-name="P4"/>
      <text:p text:style-name="P4"/>
      <text:p text:style-name="P4">jsp-servlet</text:p>
      <text:p text:style-name="P4"><text:s text:c="3"/>jasper</text:p>
      <text:p text:style-name="P4"/>
      <text:p text:style-name="P5">JDK： <text:s/>javac ，.java--&gt;.class</text:p>
      <text:p text:style-name="P5"/>
      <text:p text:style-name="P5">web </text:p>
      <text:p text:style-name="P5"><text:s text:c="3"/>servlet container <text:s/>： Servlet 容器</text:p>
      <text:p text:style-name="P5"><text:s text:c="3"/>web container <text:s text:c="5"/><text:span text:style-name="T4">： Web 容器 </text:span></text:p>
      <text:p text:style-name="P5"/>
      <text:p text:style-name="P6">JVM虚拟机运行时数据区域</text:p>
      <text:p text:style-name="P6">线程私有区</text:p>
      <text:p text:style-name="P6"><text:s text:c="3"/>程序计数器：运来保存java代码运行到那条 <text:s/>每线程的</text:p>
      <text:p text:style-name="P6"><text:s text:c="3"/>jvm栈 ： 线程私有 存储局部变量 方法出口 动态链接 指针 造作属栈</text:p>
      <text:p text:style-name="P6">线程共享区域</text:p>
      <text:p text:style-name="P6"><text:s text:c="4"/>方法区域 <text:span text:style-name="T5">： 包含运行时 常量池</text:span></text:p>
      <text:p text:style-name="P6"><text:s text:c="4"/>堆 <text:span text:style-name="T5">： 最大的内存空间 <text:s/>引用变量 实例出来的对象 <text:s/></text:span></text:p>
      <text:p text:style-name="P6"><text:s text:c="4"/>本地方法栈<text:span text:style-name="T5">： 存放本地系统调用的</text:span></text:p>
      <text:p text:style-name="P6"/>
      <text:p text:style-name="P6"/>
      <text:p text:style-name="P6">自动内存回收 <text:span text:style-name="T5">：gc （garbage collector 垃圾回收器）</text:span></text:p>
      <text:p text:style-name="P9"><text:s/>nio 直接跟操作系统共享内存</text:p>
      <text:p text:style-name="P7">引用计数器 </text:p>
      <text:p text:style-name="P7"/>
      <text:p text:style-name="P7">垃圾回收算法<text:span text:style-name="T6">：</text:span></text:p>
      <text:p text:style-name="P7"><text:s text:c="4"/><text:span text:style-name="T6">1</text:span>标记-清楚</text:p>
      <text:p text:style-name="P7"><text:s text:c="4"/><text:span text:style-name="T6">2 复制算法 每一个对象都存两份 回收不会产生碎片 </text:span></text:p>
      <text:p text:style-name="P7"><text:soft-page-break/><text:s text:c="2"/><text:span text:style-name="T6">3 标记-整理 <text:s/>复制算法的改进 <text:s/>「」、、</text:span></text:p>
      <text:p text:style-name="P7"/>
      <text:p text:style-name="P7"/>
      <text:p text:style-name="P7">垃圾回收器 </text:p>
      <text:p text:style-name="P7"><text:s text:c="4"/>serial 完成对新生代的回收 <text:s/>一次只能回收一个 </text:p>
      <text:p text:style-name="P7"><text:s text:c="3"/>par<text:span text:style-name="T6">New <text:s/>并行的new算法 对serial改进 对于单cpu没办法实现多线程</text:span></text:p>
      <text:p text:style-name="P7"><text:s text:c="3"/>parallet <text:span text:style-name="T6">Scavenge <text:s/>尽可能降低对正常进程影响 <text:s/>吞吐量高</text:span></text:p>
      <text:p text:style-name="P7"><text:s text:c="3"/>serail old 针对老生代 <text:s/></text:p>
      <text:p text:style-name="P7"><text:s text:c="4"/>paraller old 并行</text:p>
      <text:p text:style-name="P7"><text:s text:c="4"/><text:span text:style-name="T6">cms 并行标记清楚器 <text:s/>Concurrent mark Sweep <text:s/>吞吐量优先 <text:s text:c="2"/>优先</text:span></text:p>
      <text:p text:style-name="P7"><text:s text:c="18"/>并发收集 <text:s/>低停顿 <text:s text:c="2"/>缺点：无法收集浮动垃圾</text:p>
      <text:p text:style-name="P7"><text:s text:c="4"/><text:span text:style-name="T6">G1： 改进 不会产生碎片 <text:s/>精确控制停顿时间 </text:span></text:p>
      <text:p text:style-name="P7"/>
      <text:p text:style-name="P7"><text:s/><text:span text:style-name="T7">SUN：</text:span></text:p>
      <text:p text:style-name="P7"><text:s text:c="4"/>jre</text:p>
      <text:p text:style-name="P7"><text:s text:c="3"/>jdk</text:p>
      <text:p text:style-name="P7"/>
      <text:p text:style-name="P7">open：</text:p>
      <text:p text:style-name="P7"><text:s text:c="3"/>open<text:span text:style-name="T7">JDK</text:span></text:p>
      <text:p text:style-name="P7"/>
      <text:p text:style-name="P4"/>
      <text:p text:style-name="P4">淘宝改进的open<text:span text:style-name="T7">JDK</text:span></text:p>
      <text:p text:style-name="P4"/>
      <text:p text:style-name="P8">JDK 安装</text:p>
      <text:p text:style-name="P8"><text:s text:c="2"/>rpm</text:p>
      <text:p text:style-name="P8"><text:s text:c="2"/>通用二进制 .bin</text:p>
      <text:p text:style-name="P8"><text:s text:c="2"/>源码编译 </text:p>
      <text:p text:style-name="P8"><text:s/></text:p>
      <text:p text:style-name="P11">java <text:s/>配置参数</text:p>
      <text:p text:style-name="P11"><text:s text:c="3"/>-XX：+option ： 开启此参数指定功能</text:p>
      <text:p text:style-name="P11"><text:s text:c="3"/>-XX：-option ： 关闭某参数</text:p>
      <text:p text:style-name="P11"><text:s text:c="3"/>-XX ： option=value： 给option制定的选项复制</text:p>
      <text:p text:style-name="P11"/>
      <text:p text:style-name="P11">java -XX：PrintFlagsFinal 显示支持的所有参数和默认值 <text:s/></text:p>
      <text:p text:style-name="P11"/>
      <text:p text:style-name="P11">-D&lt;name&gt;=&lt;value&gt; : set a system property</text:p>
      <text:p text:style-name="P11"/>
      <text:p text:style-name="P11">类的生命周期</text:p>
      <text:p text:style-name="P11"><text:s/></text:p>
      <text:p text:style-name="P11"><text:s text:c="3"/>loading <text:s/>加载</text:p>
      <text:p text:style-name="P11"><text:s text:c="3"/>verification 验证</text:p>
      <text:p text:style-name="P11"><text:s text:c="2"/>Preparatopn 准备</text:p>
      <text:p text:style-name="P11"><text:s text:c="2"/>Resolution 解析</text:p>
      <text:p text:style-name="P11"><text:s text:c="2"/>Initilization 初始化</text:p>
      <text:p text:style-name="P11"><text:s text:c="3"/>Using 使用</text:p>
      <text:p text:style-name="P11"><text:s text:c="3"/>Unloading 卸载</text:p>
      <text:p text:style-name="P11"/>
      <text:p text:style-name="P11"/>
      <text:p text:style-name="P12">Sun JDK 监控和故障处理工具</text:p>
      <text:p text:style-name="P12"><text:s text:c="4"/>jps ： jvm process status Tools ： 显示指定系统内所有的Hotspoot 虚拟机进程所有列表</text:p>
      <text:p text:style-name="P12"><text:s text:c="4"/>jstat： jvm statistics Monitoring Tools： 收集显示HotSpoot虚拟机个方面的运行数据</text:p>
      <text:p text:style-name="P12"><text:s text:c="3"/>jinfo： 显示HotSpot虚拟机配置信息</text:p>
      <text:p text:style-name="P12"><text:soft-page-break/><text:s text:c="2"/>jmap： 生成某HotSpoot虚拟机的内存转储快照</text:p>
      <text:p text:style-name="P12"/>
      <text:p text:style-name="P12">可视化工具：</text:p>
      <text:p text:style-name="P12"><text:s text:c="2"/>jconsole： java的线控与管理控制台</text:p>
      <text:p text:style-name="P12"><text:s/>jvisualvm 可视化的vm</text:p>
      <text:p text:style-name="P12"/>
      <text:p text:style-name="P12"/>
      <text:p text:style-name="P12"/>
      <text:p text:style-name="P12">java ee api</text:p>
      <text:p text:style-name="P12"><text:s text:c="3"/>servlet</text:p>
      <text:p text:style-name="P12"><text:s text:c="3"/>jsp</text:p>
      <text:p text:style-name="P12"><text:s text:c="3"/>ejb</text:p>
      <text:p text:style-name="P12"><text:s text:c="3"/>jms <text:s/>高性能一般不消息服务 </text:p>
      <text:p text:style-name="P12"><text:s text:c="4"/>jmx 灾程序运行时对其进行交互式监控管理机制</text:p>
      <text:p text:style-name="P12"><text:s text:c="4"/>jta <text:span text:style-name="T8">： 润需应用程序灾自身的一个或多个组建中平滑处理错误机制</text:span></text:p>
      <text:p text:style-name="P12"><text:s text:c="4"/>javamail</text:p>
      <text:p text:style-name="P12"/>
      <text:p text:style-name="P12">java se <text:s/>api</text:p>
      <text:p text:style-name="P12"><text:s text:c="4"/>jndi <text:s/>java明码交互偶 用于与ldap服务交互的api</text:p>
      <text:p text:style-name="P12"><text:s text:c="4"/>jaxp<text:span text:style-name="T8">： 用于分析转换 xml</text:span></text:p>
      <text:p text:style-name="P12"/>
      <text:p text:style-name="P12">java se api <text:span text:style-name="T8">+jdk</text:span></text:p>
      <text:p text:style-name="P12"/>
      <text:p text:style-name="P12"/>
      <text:p text:style-name="P12">java ee application servers</text:p>
      <text:p text:style-name="P12"><text:s text:c="2"/>websphree</text:p>
      <text:p text:style-name="P12"><text:s text:c="2"/>weblogic</text:p>
      <text:p text:style-name="P12"><text:s text:c="2"/>oc<text:span text:style-name="T9">4j</text:span></text:p>
      <text:p text:style-name="P12"><text:s text:c="2"/><text:span text:style-name="T9">Jboss</text:span></text:p>
      <text:p text:style-name="P12"><text:s/><text:span text:style-name="T9">JgnAS</text:span></text:p>
      <text:p text:style-name="P12"><text:s/><text:span text:style-name="T9">Geromiso</text:span></text:p>
      <text:p text:style-name="P12"><text:s text:c="2"/><text:span text:style-name="T9">Glassfish</text:span></text:p>
      <text:p text:style-name="P12"/>
      <text:p text:style-name="P13">Sun--&gt; TWS</text:p>
      <text:p text:style-name="P12"><text:s text:c="3"/><text:span text:style-name="T9">RI: Reference Implimentation</text:span></text:p>
      <text:p text:style-name="P12"><text:s text:c="6"/>参考实现</text:p>
      <text:p text:style-name="P13">ASF ： apache软件基金会</text:p>
      <text:p text:style-name="P12"/>
      <text:p text:style-name="P13">SUN--&gt; ASF</text:p>
      <text:p text:style-name="P13"><text:s text:c="3"/>重新开发 <text:s/>catelina</text:p>
      <text:p text:style-name="P13"><text:s text:c="7"/>O‘Reilly ： tomcat 男猫</text:p>
      <text:p text:style-name="P13"><text:s text:c="4"/></text:p>
      <text:p text:style-name="P13"/>
      <text:p text:style-name="P14">容器类组件</text:p>
      <text:p text:style-name="P14"><text:s text:c="2"/>engine <text:s text:c="2"/>host context</text:p>
      <text:p text:style-name="P14">顶级组件 </text:p>
      <text:p text:style-name="P13"><text:s text:c="3"/><text:span text:style-name="T10">Server，service</text:span></text:p>
      <text:p text:style-name="P13"/>
      <text:p text:style-name="P15">Realm： 领域 用户帐号数据库</text:p>
      <text:p text:style-name="P15">Valve： 阀门</text:p>
      <text:p text:style-name="P15"><text:s text:c="3"/>记录访问日志</text:p>
      <text:p text:style-name="P15"><text:s text:c="4"/>基于IP 认证 等</text:p>
      <text:p text:style-name="P15"><text:soft-page-break/>logger 日志记录器</text:p>
      <text:p text:style-name="P15"/>
      <text:p text:style-name="P15">Manager：</text:p>
      <text:p text:style-name="P15"><text:s/></text:p>
      <text:p text:style-name="P15"/>
      <text:p text:style-name="P15">ajp ： apache jserv protocol</text:p>
      <text:p text:style-name="P15"/>
      <text:p text:style-name="P15"/>
      <text:p text:style-name="P15">tomcat配置文件</text:p>
      <text:p text:style-name="P15"/>
      <text:p text:style-name="P15">server.<text:span text:style-name="T11">xml</text:span></text:p>
      <text:p text:style-name="P15"/>
      <text:p text:style-name="P15"/>
      <text:p text:style-name="P16">catalina.sh <text:s/>是核心命令文件</text:p>
      <text:p text:style-name="P15"/>
      <text:p text:style-name="P15">默认的/： 应用程序部署描述符</text:p>
      <text:p text:style-name="P15">部署 ： 将一个web应用程序所需要的类装载进jvm</text:p>
      <text:p text:style-name="P15"/>
      <text:p text:style-name="P15"/>
      <text:p text:style-name="P13">catalina.<text:span text:style-name="T12">sh version</text:span></text:p>
      <text:p text:style-name="P13"/>
      <text:p text:style-name="P17">catalina.sh start</text:p>
      <text:p text:style-name="P17"/>
      <text:p text:style-name="P17">日志按天滚动</text:p>
      <text:p text:style-name="P17">catalina.2014-07-13.log  <text:s/>启动日志 </text:p>
      <text:p text:style-name="P17">catalina.out </text:p>
      <text:p text:style-name="P17"/>
      <text:p text:style-name="P18">一个链接器只能关联至一个引擎 <text:s/>一个引擎只关联到service</text:p>
      <text:p text:style-name="P18"/>
      <text:p text:style-name="P18">每一个tomcat进程就是一个jvm进程</text:p>
      <text:p text:style-name="P18"/>
      <text:p text:style-name="P18">连接器类型 </text:p>
      <text:p text:style-name="P18"><text:s text:c="2"/>ajp</text:p>
      <text:p text:style-name="P18"><text:s text:c="2"/>http（web服务器）</text:p>
      <text:p text:style-name="P18"><text:s text:c="2"/>proxy</text:p>
      <text:p text:style-name="P18"/>
      <text:p text:style-name="P18">java类来实现</text:p>
      <text:p text:style-name="P18"/>
      <text:p text:style-name="P18">apr ：apache protable runtime</text:p>
      <text:p text:style-name="P18"/>
      <text:p text:style-name="P18">ti<text:span text:style-name="T13">1 <text:s/>http：80 <text:s/>ajp：8009</text:span></text:p>
      <text:p text:style-name="P18">ti<text:span text:style-name="T13">2 <text:s/></text:span></text:p>
      <text:p text:style-name="P18"/>
      <text:p text:style-name="P18">多实例的物理服务器 </text:p>
      <text:p text:style-name="P18"/>
      <text:p text:style-name="P19">CATALINA_HOME</text:p>
      <text:p text:style-name="P19">catalina_base</text:p>
      <text:p text:style-name="P19"/>
      <text:p text:style-name="P19"/>
      <text:p text:style-name="P20">standalone </text:p>
      <text:p text:style-name="P20"/>
      <text:p text:style-name="P20"/>
      <text:p text:style-name="P20"><text:soft-page-break/>apache的反向代理模块</text:p>
      <text:p text:style-name="P20"><text:s text:c="3"/>mod_proxy</text:p>
      <text:p text:style-name="P20"><text:s text:c="9"/>mod_proxy_http</text:p>
      <text:p text:style-name="P20"><text:s text:c="9"/>mod_proxy_php</text:p>
      <text:p text:style-name="P20"><text:s text:c="9"/>mod_proxy_ajp</text:p>
      <text:p text:style-name="P20"><text:s text:c="9"/>mod_proxy_banlance</text:p>
      <text:p text:style-name="P20"><text:s text:c="3"/>mode_jk <text:s/>专门为tomcat设计的</text:p>
      <text:p text:style-name="P20"><text:s text:c="3"/>mode_jk2 专门为tomcat设置的</text:p>
      <text:p text:style-name="P20"/>
      <text:p text:style-name="P20">ajp： 效率高 <text:s text:c="4"/>应该把tomcathttp连接器禁用 </text:p>
      <text:p text:style-name="P20"/>
      <text:p text:style-name="P21"><text:s/>iptables -t nat -A POSTROUTING -s 192.168.6.0/24 -j SNAT --to-source 192.168.1.112</text:p>
      <text:p text:style-name="P21"/>
      <text:p text:style-name="P21"/>
      <text:p text:style-name="P22">基于<text:span text:style-name="T14">mod_proxy_http的代理服务</text:span></text:p>
      <text:p text:style-name="P21">注释中心主机</text:p>
      <text:p text:style-name="P23">Include /etc/httpd/extra/httpd-proxy.conf</text:p>
      <text:p text:style-name="P23"/>
      <text:p text:style-name="P23">配置虚拟主机 <text:s/></text:p>
      <text:p text:style-name="P24">/etc/httpd/extra/httpd-proxy.conf</text:p>
      <text:p text:style-name="P25">&lt;VirtualHost *:80&gt;</text:p>
      <text:p text:style-name="P25"><text:s text:c="2"/>ProxyVia On</text:p>
      <text:p text:style-name="P25"><text:s text:c="2"/>ProxyRequests Off</text:p>
      <text:p text:style-name="P25"><text:s text:c="2"/>proxyPass / http://192.168.6.2:8080/</text:p>
      <text:p text:style-name="P25">#proxyPass / http://192.168.6.2:8080/</text:p>
      <text:p text:style-name="P25"><text:s text:c="2"/>proxyPassReverse / http://192.168.6.2:8080/</text:p>
      <text:p text:style-name="P25"><text:s text:c="2"/>&lt;Proxy *&gt;</text:p>
      <text:p text:style-name="P25"><text:s text:c="4"/>Require all granted</text:p>
      <text:p text:style-name="P25"><text:s text:c="2"/>&lt;/Proxy&gt;</text:p>
      <text:p text:style-name="P25"><text:s text:c="2"/>&lt;Location / &gt;</text:p>
      <text:p text:style-name="P25"><text:s text:c="4"/>Require all granted</text:p>
      <text:p text:style-name="P25"><text:s text:c="2"/>&lt;/Location&gt;</text:p>
      <text:p text:style-name="P25">&lt;/VirtualHost&gt;</text:p>
      <text:p text:style-name="P25"/>
      <text:p text:style-name="P25">开启shm模块</text:p>
      <text:p text:style-name="P25"/>
      <text:p text:style-name="P25"/>
      <text:p text:style-name="P25">基于mod_jk</text:p>
      <text:p text:style-name="P25">编译文件configure在源目录的native目录下面</text:p>
      <text:p text:style-name="P25">作为apache的模块 所有有下面选项</text:p>
      <text:p text:style-name="P25">./<text:span text:style-name="T15">configure –with-apxs=/usr/local/apache/bin/apxs</text:span></text:p>
      <text:p text:style-name="P26">在httpd的配置 Include /etc/httpd/extra/httpd-jk。conf</text:p>
      <text:p text:style-name="P26"/>
      <text:p text:style-name="P26">/etc/<text:span text:style-name="T16">httpd/extra/httpd-jk.conf的内容</text:span></text:p>
      <text:p text:style-name="P28">LoadModule jk_module <text:s/>modules/mod_jk.so</text:p>
      <text:p text:style-name="P28">JkWorkersFile /etc/httpd/extra/workers.properties</text:p>
      <text:p text:style-name="P28">JkLogFile <text:s/>logs/mod_jk.log</text:p>
      <text:p text:style-name="P28">JkLogLevel <text:s/>debug</text:p>
      <text:p text:style-name="P28">JkMount <text:s/>/* <text:s/>TomcatA</text:p>
      <text:p text:style-name="P28">JkMount <text:s/>/status/ stat1</text:p>
      <text:p text:style-name="P26"/>
      <text:p text:style-name="P26"/>
      <text:p text:style-name="P27"><text:soft-page-break/>/etc/<text:span text:style-name="T16">httpd/extra/worker.properties</text:span></text:p>
      <text:p text:style-name="P28">worker.list=TomcatA,stat1</text:p>
      <text:p text:style-name="P28">worker.TomcatA.port=8009</text:p>
      <text:p text:style-name="P28">worker.TomcatA.host=192.168.6.2</text:p>
      <text:p text:style-name="P28">worker.TomcatA.type=ajp13</text:p>
      <text:p text:style-name="P28">worker.TomcatA.lbfactor=1</text:p>
      <text:p text:style-name="P28">worker.stat1.type = status</text:p>
      <text:p text:style-name="P28">~ <text:s text:c="78"/></text:p>
      <text:p text:style-name="P28">~ <text:s text:c="78"/></text:p>
      <text:p text:style-name="P28">~ <text:s text:c="27"/></text:p>
      <text:p text:style-name="P28"/>
      <text:p text:style-name="P29">对两台tomcat进行反向代理 负载据横</text:p>
      <text:p text:style-name="P29"/>
      <text:p text:style-name="P29">在mode _<text:span text:style-name="T17">proxy下</text:span></text:p>
      <text:p text:style-name="P30">ProxyRequests Off</text:p>
      <text:p text:style-name="P30">&lt;proxy balancer://lbculster1&gt;</text:p>
      <text:p text:style-name="P30">BalancerMember ajp://192.168.6.2:8009 loadfactor=1 route=TomcatA</text:p>
      <text:p text:style-name="P30">BalancerMember ajp://192.168.6.130:8009 loadfactor=1 route=TomcatB</text:p>
      <text:p text:style-name="P30">ProxySet lbmethod=bytraffic</text:p>
      <text:p text:style-name="P30">&lt;/proxy&gt;</text:p>
      <text:p text:style-name="P30"></text:p>
      <text:p text:style-name="P30">&lt;VirtualHost *:80&gt;</text:p>
      <text:p text:style-name="P30"><text:s text:c="2"/>ServerName www.tym.com</text:p>
      <text:p text:style-name="P30"><text:s text:c="2"/>ProxyVia On</text:p>
      <text:p text:style-name="P30"><text:s text:c="2"/>proxyPass / balancer://lbculster1/ stickysession=jsessionid</text:p>
      <text:p text:style-name="P30">#proxyPass / ajp://lbcluster1/</text:p>
      <text:p text:style-name="P30"><text:s text:c="2"/>proxyPassReverse / balancer://lbculster1/</text:p>
      <text:p text:style-name="P30"><text:s text:c="2"/>&lt;Proxy *&gt;</text:p>
      <text:p text:style-name="P30"><text:s text:c="4"/>Require all granted</text:p>
      <text:p text:style-name="P30"><text:s text:c="2"/>&lt;/Proxy&gt;</text:p>
      <text:p text:style-name="P30"><text:s text:c="2"/>&lt;Location / &gt;</text:p>
      <text:p text:style-name="P30"><text:s text:c="4"/>Require all granted</text:p>
      <text:p text:style-name="P30"><text:s text:c="2"/>&lt;/Location&gt;</text:p>
      <text:p text:style-name="P30">&lt;/VirtualHost&gt;</text:p>
      <text:p text:style-name="P30"/>
      <text:p text:style-name="P30">不能做session绑定</text:p>
      <text:p text:style-name="P30">stickysession=jsessionid 不生效</text:p>
      <text:p text:style-name="P30"/>
      <text:p text:style-name="P30"/>
      <text:p text:style-name="P30">会话管理器</text:p>
      <text:p text:style-name="P30"><text:s/>标准会话管理器和持久会话管理器</text:p>
      <text:p text:style-name="P30"/>
      <text:p text:style-name="P30">标准会话管理器（StandarManager）</text:p>
      <text:p text:style-name="P30">&lt;Manager className=”org.apache.catalina.session.StandarManager” maxInactiveINterval=”7200”/&gt; <text:s text:c="2"/>session 7200秒清空</text:p>
      <text:p text:style-name="P30"/>
      <text:p text:style-name="P30"/>
      <text:p text:style-name="P30">持久会话管理器 </text:p>
      <text:p text:style-name="P30"/>
      <text:p text:style-name="P30">mod_<text:span text:style-name="T18">jk <text:s/>mod_proxy 都能输出状态信息</text:span></text:p>
      <text:p text:style-name="P30"/>
      <text:p text:style-name="P31"><text:s/>&lt;Location /balancer-manager&gt;</text:p>
      <text:p text:style-name="P31"><text:soft-page-break/><text:s/>SetHandler balancer-manager</text:p>
      <text:p text:style-name="P31"><text:s/>Order Deny,Allow</text:p>
      <text:p text:style-name="P31"><text:s/>Allow from all</text:p>
      <text:p text:style-name="P31">&lt;/Locarion&gt;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4:01:02.622437251</meta:creation-date>
    <meta:editing-duration>PT36M30S</meta:editing-duration>
    <meta:editing-cycles>2</meta:editing-cycles>
    <meta:generator>LibreOffice/4.2.3.3$Linux_X86_64 LibreOffice_project/420m0$Build-3</meta:generator>
    <dc:date>2014-07-16T21:36:28.858187643</dc:date>
    <meta:document-statistic meta:table-count="0" meta:image-count="0" meta:object-count="0" meta:page-count="8" meta:paragraph-count="271" meta:word-count="1576" meta:character-count="5515" meta:non-whitespace-character-count="4372"/>
  </office:meta>
</office:document-meta>
</file>